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74b6" officeooo:paragraph-rsid="001974b6"/>
    </style:style>
    <style:style style:name="P2" style:family="paragraph" style:parent-style-name="Standard">
      <style:text-properties officeooo:rsid="001b4b92" officeooo:paragraph-rsid="001eb8f5"/>
    </style:style>
    <style:style style:name="P3" style:family="paragraph" style:parent-style-name="Standard">
      <style:text-properties officeooo:rsid="001eb8f5" officeooo:paragraph-rsid="001eb8f5"/>
    </style:style>
    <style:style style:name="P4" style:family="paragraph" style:parent-style-name="Standard">
      <style:text-properties officeooo:rsid="00201e4b" officeooo:paragraph-rsid="00201e4b"/>
    </style:style>
    <style:style style:name="P5" style:family="paragraph" style:parent-style-name="Standard">
      <style:text-properties fo:font-weight="bold" officeooo:rsid="00201e4b" officeooo:paragraph-rsid="00201e4b" style:font-weight-asian="bold" style:font-weight-complex="bold"/>
    </style:style>
    <style:style style:name="P6" style:family="paragraph" style:parent-style-name="Standard">
      <style:text-properties fo:font-weight="bold" officeooo:rsid="002149cd" officeooo:paragraph-rsid="002149cd" style:font-weight-asian="bold" style:font-weight-complex="bold"/>
    </style:style>
    <style:style style:name="P7" style:family="paragraph" style:parent-style-name="Standard">
      <style:text-properties fo:font-weight="bold" officeooo:rsid="002149cd" officeooo:paragraph-rsid="00214c31" style:font-weight-asian="bold" style:font-weight-complex="bold"/>
    </style:style>
    <style:style style:name="P8" style:family="paragraph" style:parent-style-name="Standard">
      <style:text-properties fo:font-weight="bold" officeooo:rsid="00214c31" officeooo:paragraph-rsid="00214c31" style:font-weight-asian="bold" style:font-weight-complex="bold"/>
    </style:style>
    <style:style style:name="P9" style:family="paragraph" style:parent-style-name="Standard">
      <style:text-properties officeooo:rsid="002149cd" officeooo:paragraph-rsid="002149cd"/>
    </style:style>
    <style:style style:name="P10" style:family="paragraph" style:parent-style-name="Standard">
      <style:text-properties officeooo:rsid="002237d9" officeooo:paragraph-rsid="002237d9"/>
    </style:style>
    <style:style style:name="T1" style:family="text">
      <style:text-properties fo:font-style="italic" style:font-style-asian="italic" style:font-style-complex="italic"/>
    </style:style>
    <style:style style:name="T2" style:family="text">
      <style:text-properties officeooo:rsid="00201e4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49cd" style:font-weight-asian="normal" style:font-weight-complex="normal"/>
    </style:style>
    <style:style style:name="T6" style:family="text">
      <style:text-properties fo:font-weight="normal" officeooo:rsid="00214c31" style:font-weight-asian="normal" style:font-weight-complex="normal"/>
    </style:style>
    <style:style style:name="T7" style:family="text">
      <style:text-properties fo:font-weight="normal" officeooo:rsid="002237d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Hello! Welcome to The Prancing Div. This is going to be my professional blog over the next <text:span text:style-name="T1">n</text:span> amount of time, whether anyone ends up reading it or not, and it will be the story of me learning.</text:p>
      <text:p text:style-name="P2"/>
      <text:p text:style-name="P2">I’m not sure entirely what all I plan to write about here, but I do want to provide some help and direction for others who are coming to software development like me – no degree, no bootcamp, and very little money to work with. It’s a big, scary world at first where there is SO MUCH to learn and no real road map.</text:p>
      <text:p text:style-name="P2"/>
      <text:p text:style-name="P2">I’m finding my own way, bit by bit, with whatever help I can find, and I’d like to make the path a little easier for the next one in line.</text:p>
      <text:p text:style-name="P2"/>
      <text:p text:style-name="P3">When I first showed my wife Ariana the title I came up with for my blog, she looked at me like I was insane. When I explained what a div was, her expression didn’t really change. <text:s/>Maybe I’m a little on the symbolic side of things, but whatever, I like that kind of stuff.</text:p>
      <text:p text:style-name="P3"/>
      <text:p text:style-name="P3">For anyone who doesn’t know, a div is a tag you use in HTML. It looks like this: &lt;div&gt; …stuff here... &lt;/div&gt;. it holds other things inside it and becomes a reference for them – kind of like a storage bin. You can put stuff inside it and put a label on the lid, and then you know what it contains and it’s easier to find later. </text:p>
      <text:p text:style-name="P3"/>
      <text:p text:style-name="P3">Anyway, divs were one of the first things I learned about when I decided to start becoming a software developer and I thought they were weird and pointless. Now, they’re probably the thing I use the most in HTML. </text:p>
      <text:p text:style-name="P3"/>
      <text:p text:style-name="P3">You see, a div starts out as something invisible and shapeless and useless – but it becomes anything you want it to be. All it takes is some time and work. </text:p>
      <text:p text:style-name="P3"/>
      <text:p text:style-name="P3">Right now, this blog is pretty invisible and shapeless and useless to me – I’m actually writing this post in a word processor because I haven’t made a blog yet. And it probably will be like that for a little while. But it can become whatever I want it to be with a little time and work.</text:p>
      <text:p text:style-name="P3"/>
      <text:p text:style-name="P3">That’s like me, too – I’m pretty new to coding, and while I can do some things I can’t do a lot – especially compared to a fully fledged developer. But with a little time and work, I’ll become whatever I want to be.</text:p>
      <text:p text:style-name="P3"/>
      <text:p text:style-name="P3">So, <text:span text:style-name="T2">leaving the millenial pep talk aside </text:span>… what do I want to be? <text:span text:style-name="T2">There are lots of options. Since I decided to start coding two months ago, I’ve narrowed it down a lot, but I still have a way to go.</text:span></text:p>
      <text:p text:style-name="P3"/>
      <text:p text:style-name="P4">Perhaps my little road map can help someone else, at least until you make a different choice than I have. These are roughly in order of when I had to make them – roughly. There were a lot of blurred edges. Also, there are very possibly more options for each choice than I’ve put down, as I didn’t research everything exhaustively. </text:p>
      <text:p text:style-name="P4"/>
      <text:p text:style-name="P4"><text:span text:style-name="T3">Platform.</text:span> What playground do you want to be in? It might be Windows, iOS, Linux, the web, Android, etc. When I first started I wanted to make web sites. Now, I’m not so sure – I’m starting to look into writing mobile apps.</text:p>
      <text:p text:style-name="P5"><text:soft-page-break/>Language.<text:span text:style-name="T4"> There are tons of languages out there. It’s generally recommended to pick one and learn it in-depth before going to a second one, because most languages are very similar and it’s far easier to pick more up once you have one But if you try learning too many at once (ie 2 – at least for me) you start getting mixed up and using the other language’s syntax and forgetting how one treats a certain concept versus what the other does, etc. </text:span></text:p>
      <text:p text:style-name="P5"><text:span text:style-name="T4"><text:tab/>When I was in high school I took two semesters of computer science, with a short young teacher named Mr. Fredrickson. The more I learn, the more I realize he was an amazing teacher and the less I understand why he was teaching high school for 40K a year when I’m sure he could have been making twice that elsewhere. He taught us PHP in my first semester and Java in the second one. </text:span></text:p>
      <text:p text:style-name="P5"><text:span text:style-name="T4"><text:tab/>I liked Java well enough, and PHP too, but after doing some research and learning that JavaScript (NOT the same as Java) is growing pretty quickly in popularity, I decided to learn JavaScript. I’m glad I did. </text:span><text:span text:style-name="T5">It’s a cool, unconventional (and apparently dubiously thought-out) language that makes a lot of traditional developers using languages like C, C++, C#, Java, and </text:span><text:span text:style-name="T4"><text:s/></text:span><text:span text:style-name="T5">PHP pull their hair out because it looks like a traditional object-oriented language but doesn’t always behave like one. I happen to like upsetting the apple cart so I feel like JavaScript really fits for me. </text:span></text:p>
      <text:p text:style-name="P5"><text:span text:style-name="T5"><text:tab/></text:span></text:p>
      <text:p text:style-name="P6">Stack.<text:span text:style-name="T4"> This isn’t technically a decision I had to make right away, but it’s a good thing to think about to begin with. A stack is a series of languages and technologies that you work with to get what you need accomplished.</text:span></text:p>
      <text:p text:style-name="P6"><text:span text:style-name="T4"><text:tab/></text:span><text:span text:style-name="T6">I like to think of it as if you’re a builder – which you are – you just don’t build physical things. If you build houses, your ‘stack’ might be framing, plumbing, electrical and drywalling. If you build cars, it might be brakes, body work, and windshields. <text:s/>I know that people in both of these areas are far more specialized and usually work with just one or two things, but you don’t necessarily have to be. I’ll talk more about this in the next section as well.</text:span></text:p>
      <text:p text:style-name="P6"><text:span text:style-name="T6"/></text:p>
      <text:p text:style-name="P8">Front-end, back-end, or full-stack<text:span text:style-name="T4">. I think this mostly applies to web developers. Front-end means you mainly work on the client-side – the part of the app that the user sees and interacts with. In a car, this is your dashboard.</text:span></text:p>
      <text:p text:style-name="P8"><text:span text:style-name="T4">Back-end means you work on the </text:span><text:span text:style-name="T7">server-side – the </text:span><text:span text:style-name="T4">background techologies that power the front end. The user doesn’t see this but it is where the app does most of its work. In a car, this is under the hood.</text:span></text:p>
      <text:p text:style-name="P8"><text:span text:style-name="T4">Full-stack means you do the whole thing. You build the whole car. This is a lot easier to do in software development than automotive, </text:span><text:span text:style-name="T7">and most web developers are expected to know at least the basics of the whole thing. You become a jack-of-all-trades, and probably won’t be as specialized in anything as a front- or back-end developer.</text:span></text:p>
      <text:p text:style-name="P7"><text:span text:style-name="T4"/></text:p>
      <text:p text:style-name="P9"><text:span text:style-name="T4"><text:tab/></text:span><text:span text:style-name="T7">Let’s talk a litte more about</text:span><text:span text:style-name="T4"> a stack. </text:span><text:span text:style-name="T7">A stack</text:span><text:span text:style-name="T4"> is </text:span><text:span text:style-name="T7">the different technologies you use to create a full app. It’s often </text:span><text:span text:style-name="T4">made up of three or four languages, technologies, and frameworks. </text:span><text:span text:style-name="T7">A basic stack is LAMP (Linux operating system, Apache server, MySQL database, and PHP as a server-side language). A pure JavaScript stack in MEAN (MongoDB database, ExpressJS (I haven’t learned what it does yet), Angular as a framework, and NodeJS as a server-side framework. The cool thing about this stack (it’s the one I plan to work with, or something very similar to it) is that it’s all written in JavaScript. There are very few languages that exist both on the server (back-end) and the client (front-end), but JavaScript does. The advantage this holds for me is that I don’t have to deal with a different language on the back end. </text:span><text:span text:style-name="T4">I started out using PHP as my server-side language. <text:s/>PHP was good, especially since I was comfortable with it already, </text:span><text:span text:style-name="T7">but I found myself mixing up syntax and which languages could do what, and I’d read lots about how you start mixing up their higher-level functionality as well later on, and so I decided last week that I’ll let PHP go, at least for now, and focus on learning NodeJS and MongoDB for the server side. That way I’ll have a cohesive language base and hopefully make my learning faster and easier.</text:span></text:p>
      <text:p text:style-name="P9"><text:soft-page-break/><text:span text:style-name="T7"/></text:p>
      <text:p text:style-name="P10"><text:span text:style-name="T4">I’m going to stop here for today.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8:52:16.927870028</meta:creation-date>
    <dc:date>2018-02-14T17:00:01.652847900</dc:date>
    <meta:editing-duration>PT14M8S</meta:editing-duration>
    <meta:editing-cycles>3</meta:editing-cycles>
    <meta:generator>LibreOffice/5.1.6.2$Linux_X86_64 LibreOffice_project/10m0$Build-2</meta:generator>
    <meta:document-statistic meta:table-count="0" meta:image-count="0" meta:object-count="0" meta:page-count="3" meta:paragraph-count="23" meta:word-count="1320" meta:character-count="7096" meta:non-whitespace-character-count="5768"/>
  </office:meta>
</office:document-meta>
</file>